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a0fc" draw:fill-color="#f2f7fe" draw:textarea-horizontal-align="justify" draw:textarea-vertical-align="middle" draw:auto-grow-height="false" fo:min-height="3.75cm" fo:min-width="3.5cm"/>
      <style:paragraph-properties style:writing-mode="lr-tb"/>
    </style:style>
    <style:style style:name="gr2" style:family="graphic" style:parent-style-name="standard">
      <style:graphic-properties draw:fill-color="#f2f7fe" draw:textarea-horizontal-align="justify" draw:textarea-vertical-align="middle" draw:auto-grow-height="false" fo:min-height="1.342cm" fo:min-width="2.33cm"/>
      <style:paragraph-properties style:writing-mode="lr-tb"/>
    </style:style>
    <style:style style:name="gr3" style:family="graphic" style:parent-style-name="objectwithoutfill">
      <style:graphic-properties draw:stroke="dash" draw:stroke-dash="Dash" svg:stroke-width="0.1cm" svg:stroke-color="#70a7ee" draw:marker-start="" draw:marker-start-width="0.36cm" draw:marker-end="Concave_20_short" draw:marker-end-width="0.56cm" draw:fill="none" draw:fill-color="#f2f7f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Dash" svg:stroke-width="0.1cm" svg:stroke-color="#70a7ee" draw:marker-start="" draw:marker-start-width="0.36cm" draw:marker-end="Concave_20_short" draw:marker-end-width="0.56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Dot_20__28_Rounded_29_" svg:stroke-width="0.1cm" svg:stroke-color="#a2c2ea" draw:marker-start-width="0.36cm" draw:marker-end-width="0.36cm" svg:stroke-linecap="round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-color="#f2f7fe"/>
      <style:paragraph-properties fo:text-align="center"/>
    </style:style>
    <style:style style:name="P3" style:family="paragraph">
      <loext:graphic-properties draw:fill="none" draw:fill-color="#f2f7fe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cm" svg:height="4cm" svg:x="1.6cm" svg:y="4.1cm">
          <text:p text:style-name="P1">Planilha</text:p>
          <text:p text:style-name="P1">(Interface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4cm" svg:x="14.6cm" svg:y="4.1cm">
          <text:p text:style-name="P1">Solver</text:p>
          <text:p text:style-name="P1">(Heurística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2.25cm" svg:x="8.1cm" svg:y="9.35cm">
          <text:p text:style-name="P1">Arquivos de saí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cm" svg:height="2.25cm" svg:x="8.1cm" svg:y="0.6cm">
          <text:p text:style-name="P1">Arquivos de entra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.6cm" svg:y1="5.1cm" svg:x2="14.6cm" svg:y2="5.1cm">
          <text:p/>
        </draw:line>
        <draw:line draw:style-name="gr4" draw:text-style-name="P4" draw:layer="layout" svg:x1="14.6cm" svg:y1="7.1cm" svg:x2="5.6cm" svg:y2="7.1cm">
          <text:p/>
        </draw:line>
        <draw:line draw:style-name="gr5" draw:text-style-name="P4" draw:layer="layout" svg:x1="10.1cm" svg:y1="2.85cm" svg:x2="10.1cm" svg:y2="5.1cm">
          <text:p/>
        </draw:line>
        <draw:line draw:style-name="gr5" draw:text-style-name="P4" draw:layer="layout" svg:x1="10.1cm" svg:y1="7.1cm" svg:x2="10.1cm" svg:y2="9.3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_20_short" draw:display-name="Concave short" svg:viewBox="0 826 1131 754" svg:d="M566 826l-566 754 114-85 136-68 148-46 161-17 161 13 153 46 140 68 118 89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21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09T15:40:41.837836760</meta:creation-date>
    <dc:date>2024-01-09T16:12:56.886377805</dc:date>
    <meta:editing-duration>PT11M21S</meta:editing-duration>
    <meta:editing-cycles>2</meta:editing-cycles>
    <meta:generator>LibreOffice/7.3.7.2$Linux_X86_64 LibreOffice_project/30$Build-2</meta:generator>
    <meta:document-statistic meta:object-count="8"/>
  </office:meta>
</office:document-meta>
</file>